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fo:font-size="14pt" style:font-size-asian="14pt" style:font-size-complex="14pt"/>
    </style:style>
    <style:style style:name="P3" style:family="paragraph" style:parent-style-name="Heading_20_1">
      <style:text-properties fo:font-style="normal" style:text-underline-style="none" fo:font-weight="normal" style:font-style-asian="normal" style:font-weight-asian="normal" style:font-style-complex="normal" style:font-weight-complex="normal"/>
    </style:style>
    <style:style style:name="P4" style:family="paragraph" style:parent-style-name="Heading_20_1">
      <style:paragraph-properties fo:break-before="page"/>
    </style:style>
    <style:style style:name="P5" style:family="paragraph" style:parent-style-name="Heading_20_2">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Heading_20_3">
      <style:text-properties fo:font-style="normal" fo:font-weight="normal" style:font-style-asian="normal" style:font-weight-asian="normal" style:font-style-complex="normal" style:font-weight-complex="normal"/>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list-style-name="L1"/>
    <style:style style:name="P13" style:family="paragraph" style:parent-style-name="Text_20_body">
      <style:text-properties style:text-underline-style="none"/>
    </style:style>
    <style:style style:name="T1"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04-2015</text:p>
      <text:p text:style-name="P2"/>
      <text:p text:style-name="P2">Ronald Scholten<text:tab/><text:tab/></text:p>
      <text:p text:style-name="P2">Michaël van der Veen<text:tab/><text:tab/></text:p>
      <text:p text:style-name="P2">Marcel Stoepker<text:tab/><text:tab/><text:tab/>337590</text:p>
      <text:p text:style-name="P2"/>
      <text:p text:style-name="P2"/>
      <text:h text:style-name="P4" text:outline-level="1">Samenvatting</text:h>
      <text:p text:style-name="P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9">Samenvatting<text:tab/>2</text:p>
          <text:p text:style-name="P9">Inleiding<text:tab/>4</text:p>
          <text:p text:style-name="P9">Doelstelling<text:tab/>5</text:p>
          <text:p text:style-name="P9">Projectuitwerking<text:tab/>6</text:p>
          <text:p text:style-name="P8">Voorbereiding<text:tab/>6</text:p>
          <text:p text:style-name="P7">Usecase diagram<text:tab/>6</text:p>
          <text:p text:style-name="P7">State diagram<text:tab/>6</text:p>
          <text:p text:style-name="P7">Werking van de klok<text:tab/>6</text:p>
          <text:p text:style-name="P7">Registerwaarden<text:tab/>6</text:p>
          <text:p text:style-name="P7">Lijst van subroutines<text:tab/>6</text:p>
          <text:p text:style-name="P8">Het bouwen van de applicatie<text:tab/>6</text:p>
          <text:p text:style-name="P7">Basis<text:tab/>6</text:p>
          <text:p text:style-name="P7">De klok<text:tab/>6</text:p>
          <text:p text:style-name="P7">Interrupts<text:tab/>6</text:p>
          <text:p text:style-name="P7">Multisegment <text:tab/>6</text:p>
          <text:p text:style-name="P7">Buttons<text:tab/>6</text:p>
          <text:p text:style-name="P7">Handleiding<text:tab/>6</text:p>
          <text:p text:style-name="P8">Afronding<text:tab/>6</text:p>
          <text:p text:style-name="P9">Eindresultaat<text:tab/>6</text:p>
        </text:index-body>
      </text:table-of-content>
      <text:p text:style-name="Text_20_body"/>
      <text:p text:style-name="Text_20_body">Bijlagen:</text:p>
      <text:p text:style-name="Text_20_body">testraport</text:p>
      <text:p text:style-name="Text_20_body">persoonlijke evaluaties</text:p>
      <text:p text:style-name="Text_20_body">broncode</text:p>
      <text:p text:style-name="Text_20_body">handleiding</text:p>
      <text:h text:style-name="P4" text:outline-level="1">Inleiding</text:h>
      <text:p text:style-name="Text_20_body">Het document bevat de documentatie die hoort bij de gemaakte applicatie. De applicatie is een wekker gemaakt op de atmega32 waarbij als extra onderdelen zijn gebruikt: RS232 kabel, een computer en atmelstudio als applicatie voor de programmeer omgeving. Op de komende pagina's wordt gedetailleerd omschreven hoe het project is verlopen.</text:p>
      <text:p text:style-name="Text_20_body"/>
      <text:h text:style-name="P4" text:outline-level="1">Doelstelling</text:h>
      <text:p text:style-name="Text_20_body">Het doel van het project is het maken van een wekker met het gebruik van assembler code via de STK500. De bedoeling is dat de klok op de gebruiker zijn of haar beeldscherm zal gaan verschijnen. Dit zal worden aangestuurd door een Java-aplicatie, de applicatie wordt ondertussen aangestuurd <text:s/>door de STK500.</text:p>
      <text:p text:style-name="Text_20_body"/>
      <text:p text:style-name="Text_20_body">Het werk wat we als groep moeten verzetten is het programmeren van de STK500 zodat het bordje als een wekker gaat functioneren. Waarbij de wekker aan de volgende eisen moet voldoen:</text:p>
      <text:list xml:id="list7600939978799309494" text:style-name="L1">
        <text:list-header>
          <text:p text:style-name="P12"/>
        </text:list-header>
        <text:list-item>
          <text:p text:style-name="P12">De tijd moet even snel lopen als de normale tijd.</text:p>
        </text:list-item>
        <text:list-item>
          <text:p text:style-name="P12">De tijd moet ingesteld kunnen worden.</text:p>
        </text:list-item>
        <text:list-item>
          <text:p text:style-name="P12">Er moet een wekker ingesteld kunnen worden.</text:p>
        </text:list-item>
        <text:list-item>
          <text:p text:style-name="P12">De wekker moet afgaan als de ingestelde tijd gelijk is aan de ingestelde wekker tijd.</text:p>
          <text:p text:style-name="P12"/>
        </text:list-item>
      </text:list>
      <text:p text:style-name="Text_20_body">Dit moet als volgt functioneren; er moeten twee knoppen gebruikt worden voor alle instellingen. Één knop is voor het instellen van de mode waar je in zit. d.w.z. Als je de tijd in wilt stellen kun je met die knop naar de mode tijd instellen gaan. Met de andere knop zal de waarde van de tijd ingesteld moeten kunnen worden.</text:p>
      <text:p text:style-name="Text_20_body"/>
      <text:h text:style-name="P4" text:outline-level="1">Projectuitwerking</text:h>
      <text:h text:style-name="P5" text:outline-level="2">Voorbereiding</text:h>
      <text:p text:style-name="P13"><text:span text:style-name="T1">De eerste stap in de voorbereiding van dit project is het inlezen geweest. We hebben eerst gekeken wat we moesten gaan maken en wat de eisen waren van het programma. Daarna hebben we een programmeer handleiding geschreven zodat we goed wisten wat er allemaal in het programma zou moeten komen. Daarna hebben we een use-case diagram gemaakt en een State diagram. </text:span></text:p>
      <text:h text:style-name="P6" text:outline-level="3">Use-case diagram</text:h>
      <text:h text:style-name="P6" text:outline-level="3">State diagram</text:h>
      <text:h text:style-name="P6" text:outline-level="3">Werking van de klok</text:h>
      <text:h text:style-name="P6" text:outline-level="3">Registerwaarden</text:h>
      <text:h text:style-name="P6" text:outline-level="3">Lijst van subroutines</text:h>
      <text:p text:style-name="P10"/>
      <text:h text:style-name="P5" text:outline-level="2">Het bouwen van de applicatie</text:h>
      <text:h text:style-name="P6" text:outline-level="3">Basis</text:h>
      <text:h text:style-name="P6" text:outline-level="3">De klok</text:h>
      <text:h text:style-name="P6" text:outline-level="3">Interrupts</text:h>
      <text:h text:style-name="P6" text:outline-level="3">Multisegment </text:h>
      <text:h text:style-name="P6" text:outline-level="3">Buttons</text:h>
      <text:h text:style-name="P6" text:outline-level="3">Handleiding</text:h>
      <text:h text:style-name="P5" text:outline-level="2">Afronding</text:h>
      <text:h text:style-name="P3" text:outline-level="1">Eindresultaat</text:h>
      <text:p text:style-name="P11"/>
      <text:p text:style-name="P11"/>
      <text:p text:style-name="P11"/>
      <text:h text:style-name="P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l stoepker</meta:initial-creator>
    <meta:creation-date>2015-04-15T11:43:15.61</meta:creation-date>
    <dc:date>2015-04-15T20:13:34.71</dc:date>
    <dc:creator>marcel stoepker</dc:creator>
    <meta:editing-duration>PT20M2S</meta:editing-duration>
    <meta:editing-cycles>2</meta:editing-cycles>
    <meta:generator>OpenOffice/4.1.1$Win32 OpenOffice.org_project/411m6$Build-9775</meta:generator>
    <meta:document-statistic meta:table-count="0" meta:image-count="0" meta:object-count="0" meta:page-count="7" meta:paragraph-count="57" meta:word-count="391" meta:character-count="2408"/>
  </office:meta>
</office:document-meta>
</file>